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6c67" officeooo:paragraph-rsid="000f6c67"/>
    </style:style>
    <style:style style:name="P2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3" style:family="paragraph" style:parent-style-name="Standard">
      <style:paragraph-properties fo:text-align="start" style:justify-single-word="false"/>
      <style:text-properties officeooo:paragraph-rsid="000f6c67"/>
    </style:style>
    <style:style style:name="P4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5" style:family="paragraph" style:parent-style-name="Standard">
      <style:paragraph-properties fo:text-align="start" style:justify-single-word="false"/>
      <style:text-properties officeooo:rsid="000f6c67" officeooo:paragraph-rsid="0018d1a9"/>
    </style:style>
    <style:style style:name="P6" style:family="paragraph" style:parent-style-name="Standard">
      <style:paragraph-properties fo:text-align="start" style:justify-single-word="false"/>
      <style:text-properties officeooo:paragraph-rsid="001aa817"/>
    </style:style>
    <style:style style:name="P7" style:family="paragraph" style:parent-style-name="Standard">
      <style:paragraph-properties fo:text-align="center" style:justify-single-word="false"/>
      <style:text-properties style:font-name="Arial Black" officeooo:rsid="000f6c67" officeooo:paragraph-rsid="000f6c67"/>
    </style:style>
    <style:style style:name="P8" style:family="paragraph" style:parent-style-name="Standard">
      <style:paragraph-properties fo:text-align="start" style:justify-single-word="false"/>
      <style:text-properties style:font-name="Arial Black" officeooo:rsid="000f6c67" officeooo:paragraph-rsid="000f6c67"/>
    </style:style>
    <style:style style:name="P9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officeooo:rsid="000f6c67" officeooo:paragraph-rsid="000f6c67"/>
    </style:style>
    <style:style style:name="P10" style:family="paragraph" style:parent-style-name="Standard">
      <style:paragraph-properties fo:text-align="start" style:justify-single-word="false"/>
      <style:text-properties officeooo:rsid="0018d1a9" officeooo:paragraph-rsid="0018d1a9"/>
    </style:style>
    <style:style style:name="P11" style:family="paragraph" style:parent-style-name="Standard">
      <style:paragraph-properties fo:text-align="start" style:justify-single-word="false"/>
      <style:text-properties officeooo:rsid="001aa817" officeooo:paragraph-rsid="001aa817"/>
    </style:style>
    <style:style style:name="P12" style:family="paragraph" style:parent-style-name="Standard" style:master-page-name="">
      <loext:graphic-properties draw:fill="none"/>
      <style:paragraph-properties fo:margin-left="0.199cm" fo:margin-right="0.199cm" fo:text-align="center" style:justify-single-word="false" fo:text-indent="0cm" style:auto-text-indent="false" style:page-number="auto" fo:background-color="transparent"/>
      <style:text-properties style:font-name="Arial Black" style:text-underline-style="solid" style:text-underline-width="auto" style:text-underline-color="font-color" officeooo:rsid="000e0e04" officeooo:paragraph-rsid="000e0e0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d1a9"/>
    </style:style>
    <style:style style:name="T3" style:family="text">
      <style:text-properties officeooo:rsid="0018d1a9"/>
    </style:style>
    <style:style style:name="T4" style:family="text">
      <style:text-properties officeooo:rsid="00195c91"/>
    </style:style>
    <style:style style:name="T5" style:family="text">
      <style:text-properties officeooo:rsid="001aa817"/>
    </style:style>
    <style:style style:name="T6" style:family="text">
      <style:text-properties fo:color="#80f6a7" style:font-name="Consolas" fo:font-size="10pt" style:font-size-asian="10pt" fo:background-color="#1b62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NUEL D<text:span text:style-name="T3">E DEVELOPPEMENT</text:span></text:p>
      <text:p text:style-name="P7"/>
      <text:p text:style-name="P9">application « Gestion des aliments »</text:p>
      <text:p text:style-name="P1"/>
      <text:p text:style-name="P8"><text:span text:style-name="T1">Présentation</text:span> :</text:p>
      <text:p text:style-name="P2"/>
      <text:p text:style-name="P2">Cette application permet de gérer les aliments dans la base Aliments. </text:p>
      <text:p text:style-name="P2">L’utilisateur peut :</text:p>
      <text:p text:style-name="P2">- lister les aliments contenus dans la base,</text:p>
      <text:p text:style-name="P2">- créer un nouvel aliment,</text:p>
      <text:p text:style-name="P2">- supprimer un aliment de la base.</text:p>
      <text:p text:style-name="P2"/>
      <text:p text:style-name="P2"/>
      <text:p text:style-name="P8"><text:span text:style-name="T2">Choix techniques</text:span> :</text:p>
      <text:p text:style-name="P2"/>
      <text:p text:style-name="P5"><text:span text:style-name="T2">Base de donnée </text:span><text:span text:style-name="T3">: </text:span></text:p>
      <text:p text:style-name="P5"><text:span text:style-name="T3">On a utilisé une base de données plutôt qu’un fichier pour faciliter le stockage et la manipulation des aliments (sélection, suppression, création). Les accès sont plus simples et plus rapides.</text:span></text:p>
      <text:p text:style-name="P2"/>
      <text:p text:style-name="P10"><text:span text:style-name="T1">Affichage en mode console</text:span> :</text:p>
      <text:p text:style-name="P10">Ce mode d’affichage a été privilégié à la place d’autre<text:span text:style-name="T4">s</text:span> (interfaces graphiques...) car, <text:span text:style-name="T4">pour ces dernières, </text:span>nos équipes ne disposent pas des compétences techniques nécessaires à leur développement et <text:span text:style-name="T4">à leur </text:span>maintenance.</text:p>
      <text:p text:style-name="P10"/>
      <text:p text:style-name="P11"><text:span text:style-name="T1">ResultUpdate </text:span>:</text:p>
      <text:p text:style-name="P6"><text:span text:style-name="T5">Pour la commande « delete » de la table aliment, on a utilisé la commande </text:span><text:span text:style-name="T6">executeUpdate</text:span><text:span text:style-name="T5"> (au lieu de la commande </text:span><text:span text:style-name="T6">executeQuery</text:span><text:span text:style-name="T5"> qui a été utilisée pour le « select » par exemple) car elle retourne le nombre d’occurrences mises à jour. Cela permet de savoir si l’aliment à supprimer existe ou non dans la base, et d’en informer l’utilisateur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4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34:13.464000000</meta:creation-date>
    <dc:date>2018-03-20T14:54:47.467000000</dc:date>
    <meta:editing-duration>PT2H54M7S</meta:editing-duration>
    <meta:editing-cycles>8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5" meta:word-count="181" meta:character-count="1094" meta:non-whitespace-character-count="926"/>
  </office:meta>
</office:document-meta>
</file>